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" style:family="paragraph" style:parent-style-name="Text_20_body">
      <style:paragraph-properties fo:margin-top="0.101cm" fo:margin-bottom="0.199cm" loext:contextual-spacing="false" fo:line-height="100%"/>
      <style:text-properties fo:font-size="10.5pt" officeooo:rsid="0011e049" style:font-size-asian="10.5pt" style:font-size-complex="10.5pt"/>
    </style:style>
    <style:style style:name="P3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1469e9" officeooo:paragraph-rsid="001469e9" style:font-size-asian="10.5pt" style:font-weight-asian="normal" style:font-size-complex="10.5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fo:font-weight="normal" officeooo:paragraph-rsid="00178372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officeooo:paragraph-rsid="00178372" style:font-weight-asian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paragraph-rsid="00178372" style:font-weight-asian="normal" style:font-weight-complex="normal"/>
    </style:style>
    <style:style style:name="P7" style:family="paragraph" style:parent-style-name="Standard" style:list-style-name="L14">
      <style:paragraph-properties fo:margin-left="0cm" fo:margin-right="0cm" fo:text-align="start" style:justify-single-word="false" fo:text-indent="0cm" style:auto-text-indent="false"/>
      <style:text-properties officeooo:paragraph-rsid="00178372"/>
    </style:style>
    <style:style style:name="P8" style:family="paragraph" style:parent-style-name="Standard">
      <style:paragraph-properties fo:margin-top="0.101cm" fo:margin-bottom="0.199cm" loext:contextual-spacing="false" fo:line-height="100%"/>
      <style:text-properties fo:color="#000000" style:font-name="Liberation Serif" fo:font-size="10pt" fo:font-weight="normal" officeooo:rsid="002bb500" officeooo:paragraph-rsid="00178372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.101cm" fo:margin-bottom="0.199cm" loext:contextual-spacing="false" fo:line-height="100%"/>
      <style:text-properties fo:color="#000000" fo:font-weight="normal" officeooo:rsid="004521fe" officeooo:paragraph-rsid="00178372" style:font-weight-asian="normal" style:font-weight-complex="normal"/>
    </style:style>
    <style:style style:name="P10" style:family="paragraph" style:parent-style-name="Standard">
      <style:paragraph-properties fo:margin-top="0.101cm" fo:margin-bottom="0.199cm" loext:contextual-spacing="false" fo:line-height="100%"/>
      <style:text-properties fo:color="#000000" fo:font-weight="normal" officeooo:paragraph-rsid="00178372" style:font-weight-asian="normal" style:font-weight-complex="normal"/>
    </style:style>
    <style:style style:name="P11" style:family="paragraph" style:parent-style-name="Standard">
      <style:paragraph-properties fo:margin-top="0.101cm" fo:margin-bottom="0.199cm" loext:contextual-spacing="false" fo:line-height="100%"/>
      <style:text-properties fo:color="#000000" fo:font-size="10.5pt" fo:font-weight="normal" officeooo:rsid="002af41d" officeooo:paragraph-rsid="00178372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margin-top="0.101cm" fo:margin-bottom="0.199cm" loext:contextual-spacing="false" fo:line-height="100%"/>
      <style:text-properties fo:color="#000000" fo:font-size="10.5pt" fo:font-weight="normal" officeooo:paragraph-rsid="00178372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margin-top="0.101cm" fo:margin-bottom="0.199cm" loext:contextual-spacing="false" fo:line-height="100%"/>
      <style:text-properties fo:font-size="10.5pt" fo:font-weight="normal" officeooo:paragraph-rsid="00178372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margin-top="0.101cm" fo:margin-bottom="0.199cm" loext:contextual-spacing="false" fo:line-height="100%"/>
      <style:text-properties fo:font-size="10.5pt" fo:font-weight="normal" officeooo:rsid="002af41d" officeooo:paragraph-rsid="00178372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margin-top="0.101cm" fo:margin-bottom="0.199cm" loext:contextual-spacing="false" fo:line-height="100%"/>
      <style:text-properties fo:font-size="10.5pt" fo:font-weight="normal" officeooo:rsid="0053b4f7" officeooo:paragraph-rsid="00178372" style:font-size-asian="10.5pt" style:font-weight-asian="normal" style:font-size-complex="10.5pt" style:font-weight-complex="normal"/>
    </style:style>
    <style:style style:name="P16" style:family="paragraph" style:parent-style-name="Standard" style:list-style-name="L14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margin-top="0.101cm" fo:margin-bottom="0.199cm" loext:contextual-spacing="false" fo:line-height="100%"/>
      <style:text-properties officeooo:paragraph-rsid="00178372"/>
    </style:style>
    <style:style style:name="P19" style:family="paragraph" style:parent-style-name="Standard">
      <style:paragraph-properties fo:margin-top="0.101cm" fo:margin-bottom="0.199cm" loext:contextual-spacing="false" fo:line-height="100%" fo:padding-left="0cm" fo:padding-right="0cm" fo:padding-top="0cm" fo:padding-bottom="0.074cm" fo:border-left="none" fo:border-right="none" fo:border-top="none" fo:border-bottom="0.06pt solid #000000" style:join-border="false"/>
      <style:text-properties fo:color="#000000" fo:font-size="10.5pt" fo:font-weight="normal" officeooo:paragraph-rsid="00178372" style:font-size-asian="10.5pt" style:font-weight-asian="normal" style:font-size-complex="10.5pt" style:font-weight-complex="normal"/>
    </style:style>
    <style:style style:name="P20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1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2" style:family="paragraph" style:parent-style-name="Text_20_body" style:list-style-name="L3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3" style:family="paragraph" style:parent-style-name="Text_20_body" style:list-style-name="L4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4" style:family="paragraph" style:parent-style-name="Text_20_body" style:list-style-name="L5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5" style:family="paragraph" style:parent-style-name="Text_20_body" style:list-style-name="L6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6" style:family="paragraph" style:parent-style-name="Text_20_body" style:list-style-name="L8">
      <style:paragraph-properties fo:margin-top="0.101cm" fo:margin-bottom="0.199cm" loext:contextual-spacing="false" fo:line-height="100%"/>
      <style:text-properties fo:font-size="10.5pt" officeooo:paragraph-rsid="00178372" style:font-size-asian="10.5pt" style:font-size-complex="10.5pt"/>
    </style:style>
    <style:style style:name="P27" style:family="paragraph" style:parent-style-name="Text_20_body" style:list-style-name="L13">
      <style:paragraph-properties fo:margin-top="0.101cm" fo:margin-bottom="0.199cm" loext:contextual-spacing="false" fo:line-height="100%"/>
      <style:text-properties fo:font-size="10.5pt" officeooo:paragraph-rsid="00178372" style:font-size-asian="10.5pt" style:font-size-complex="10.5pt"/>
    </style:style>
    <style:style style:name="P28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178372" style:font-size-asian="10.5pt" style:font-size-complex="10.5pt"/>
    </style:style>
    <style:style style:name="P29" style:family="paragraph" style:parent-style-name="Text_20_body">
      <style:paragraph-properties fo:margin-top="0.101cm" fo:margin-bottom="0.199cm" loext:contextual-spacing="false" fo:line-height="100%"/>
      <style:text-properties fo:font-size="10.5pt" officeooo:rsid="0015c7cf" officeooo:paragraph-rsid="00178372" style:font-size-asian="10.5pt" style:font-size-complex="10.5pt"/>
    </style:style>
    <style:style style:name="P30" style:family="paragraph" style:parent-style-name="Text_20_body" style:list-style-name="L8">
      <style:paragraph-properties fo:margin-top="0.101cm" fo:margin-bottom="0.199cm" loext:contextual-spacing="false" fo:line-height="100%"/>
      <style:text-properties fo:font-size="10.5pt" officeooo:rsid="00171f16" officeooo:paragraph-rsid="00178372" style:font-size-asian="10.5pt" style:font-size-complex="10.5pt"/>
    </style:style>
    <style:style style:name="P31" style:family="paragraph" style:parent-style-name="Text_20_body">
      <style:paragraph-properties fo:margin-top="0.101cm" fo:margin-bottom="0.199cm" loext:contextual-spacing="false" fo:line-height="100%"/>
      <style:text-properties fo:font-size="10.5pt" officeooo:rsid="00171f16" officeooo:paragraph-rsid="00178372" style:font-size-asian="10.5pt" style:font-size-complex="10.5pt"/>
    </style:style>
    <style:style style:name="P32" style:family="paragraph" style:parent-style-name="Text_20_body">
      <style:paragraph-properties fo:margin-top="0.101cm" fo:margin-bottom="0.199cm" loext:contextual-spacing="false" fo:line-height="100%"/>
      <style:text-properties fo:font-size="10.5pt" officeooo:rsid="00190c89" officeooo:paragraph-rsid="00178372" style:font-size-asian="10.5pt" style:font-size-complex="10.5pt"/>
    </style:style>
    <style:style style:name="P33" style:family="paragraph" style:parent-style-name="Text_20_body">
      <style:paragraph-properties fo:margin-top="0.101cm" fo:margin-bottom="0.199cm" loext:contextual-spacing="false" fo:line-height="100%"/>
      <style:text-properties fo:font-size="10.5pt" officeooo:rsid="003ad1d8" officeooo:paragraph-rsid="00178372" style:font-size-asian="10.5pt" style:font-size-complex="10.5pt"/>
    </style:style>
    <style:style style:name="P34" style:family="paragraph" style:parent-style-name="Text_20_body">
      <style:paragraph-properties fo:margin-top="0.101cm" fo:margin-bottom="0.199cm" loext:contextual-spacing="false" fo:line-height="100%"/>
      <style:text-properties fo:font-size="10.5pt" officeooo:rsid="0051f78c" officeooo:paragraph-rsid="00178372" style:font-size-asian="10.5pt" style:font-size-complex="10.5pt"/>
    </style:style>
    <style:style style:name="P35" style:family="paragraph" style:parent-style-name="Text_20_body">
      <style:paragraph-properties fo:margin-top="0.101cm" fo:margin-bottom="0.199cm" loext:contextual-spacing="false" fo:line-height="100%"/>
      <style:text-properties fo:font-size="10.5pt" officeooo:rsid="00198cbd" officeooo:paragraph-rsid="00178372" style:font-size-asian="10.5pt" style:font-size-complex="10.5pt"/>
    </style:style>
    <style:style style:name="P36" style:family="paragraph" style:parent-style-name="Text_20_body">
      <style:paragraph-properties fo:margin-top="0.101cm" fo:margin-bottom="0.199cm" loext:contextual-spacing="false" fo:line-height="100%"/>
      <style:text-properties fo:font-size="10.5pt" officeooo:rsid="0018e359" officeooo:paragraph-rsid="00178372" style:font-size-asian="10.5pt" style:font-size-complex="10.5pt"/>
    </style:style>
    <style:style style:name="P37" style:family="paragraph" style:parent-style-name="Text_20_body" style:list-style-name="L13">
      <style:paragraph-properties fo:margin-top="0.101cm" fo:margin-bottom="0.199cm" loext:contextual-spacing="false" fo:line-height="100%"/>
      <style:text-properties fo:font-size="10.5pt" officeooo:rsid="001c288c" officeooo:paragraph-rsid="00178372" style:font-size-asian="10.5pt" style:font-size-complex="10.5pt"/>
    </style:style>
    <style:style style:name="P38" style:family="paragraph" style:parent-style-name="Text_20_body">
      <style:paragraph-properties fo:margin-top="0.101cm" fo:margin-bottom="0.199cm" loext:contextual-spacing="false" fo:line-height="100%"/>
      <style:text-properties fo:font-size="10.5pt" officeooo:rsid="001c288c" officeooo:paragraph-rsid="00178372" style:font-size-asian="10.5pt" style:font-size-complex="10.5pt"/>
    </style:style>
    <style:style style:name="P39" style:family="paragraph" style:parent-style-name="Text_20_body" style:list-style-name="L8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40" style:family="paragraph" style:parent-style-name="Text_20_body" style:list-style-name="L13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41" style:family="paragraph" style:parent-style-name="Text_20_body" style:list-style-name="L14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42" style:family="paragraph" style:parent-style-name="Text_20_body" style:list-style-name="L15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43" style:family="paragraph" style:parent-style-name="Text_20_body" style:list-style-name="L16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44" style:family="paragraph" style:parent-style-name="Text_20_body" style:list-style-name="L17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45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46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rsid="003e2b99" officeooo:paragraph-rsid="00178372" style:font-size-asian="10.5pt" style:font-weight-asian="bold" style:font-size-complex="10.5pt" style:font-weight-complex="bold"/>
    </style:style>
    <style:style style:name="P47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rsid="0011e049" officeooo:paragraph-rsid="00178372" style:font-size-asian="10.5pt" style:font-weight-asian="bold" style:font-size-complex="10.5pt" style:font-weight-complex="bold"/>
    </style:style>
    <style:style style:name="P48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rsid="001469e9" officeooo:paragraph-rsid="00178372" style:font-size-asian="10.5pt" style:font-weight-asian="bold" style:font-size-complex="10.5pt" style:font-weight-complex="bold"/>
    </style:style>
    <style:style style:name="P49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2af41d" officeooo:paragraph-rsid="00178372" style:font-size-asian="10.5pt" style:font-weight-asian="normal" style:font-size-complex="10.5pt" style:font-weight-complex="normal"/>
    </style:style>
    <style:style style:name="P50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53b4f7" officeooo:paragraph-rsid="00178372" style:font-size-asian="10.5pt" style:font-weight-asian="normal" style:font-size-complex="10.5pt" style:font-weight-complex="normal"/>
    </style:style>
    <style:style style:name="P51" style:family="paragraph" style:parent-style-name="Text_20_body" style:list-style-name="L14">
      <style:paragraph-properties fo:margin-top="0.101cm" fo:margin-bottom="0.199cm" loext:contextual-spacing="false" fo:line-height="100%"/>
      <style:text-properties officeooo:paragraph-rsid="00178372"/>
    </style:style>
    <style:style style:name="P52" style:family="paragraph" style:parent-style-name="Text_20_body" style:list-style-name="L15">
      <style:paragraph-properties fo:margin-top="0.101cm" fo:margin-bottom="0.199cm" loext:contextual-spacing="false" fo:line-height="100%"/>
      <style:text-properties officeooo:paragraph-rsid="00178372"/>
    </style:style>
    <style:style style:name="P53" style:family="paragraph" style:parent-style-name="Text_20_body">
      <style:paragraph-properties fo:margin-top="0.101cm" fo:margin-bottom="0.199cm" loext:contextual-spacing="false" fo:line-height="100%"/>
      <style:text-properties officeooo:paragraph-rsid="00178372"/>
    </style:style>
    <style:style style:name="P54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18e359" officeooo:paragraph-rsid="00178372" style:font-size-asian="10.5pt" style:font-size-complex="10.5pt"/>
    </style:style>
    <style:style style:name="P55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198cbd" officeooo:paragraph-rsid="00178372" style:font-size-asian="10.5pt" style:font-size-complex="10.5pt"/>
    </style:style>
    <style:style style:name="P56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2bb500" officeooo:paragraph-rsid="00178372" style:font-size-asian="10.5pt" style:font-size-complex="10.5pt"/>
    </style:style>
    <style:style style:name="P57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pt" officeooo:paragraph-rsid="00178372" style:font-size-asian="10pt" style:font-size-complex="10pt"/>
    </style:style>
    <style:style style:name="P58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pt" officeooo:rsid="002bb500" officeooo:paragraph-rsid="00178372" style:font-size-asian="10pt" style:font-size-complex="10pt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1469e9" style:font-weight-asian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bb500" style:font-weight-asian="normal" style:font-weight-complex="normal"/>
    </style:style>
    <style:style style:name="T5" style:family="text">
      <style:text-properties fo:font-weight="normal" officeooo:rsid="002d17e1" style:font-weight-asian="normal" style:font-weight-complex="normal"/>
    </style:style>
    <style:style style:name="T6" style:family="text">
      <style:text-properties fo:font-weight="normal" officeooo:rsid="002fcd58" style:font-weight-asian="normal" style:font-weight-complex="normal"/>
    </style:style>
    <style:style style:name="T7" style:family="text">
      <style:text-properties fo:font-weight="normal" officeooo:rsid="003e2b99" style:font-weight-asian="normal" style:font-weight-complex="normal"/>
    </style:style>
    <style:style style:name="T8" style:family="text">
      <style:text-properties fo:font-weight="normal" officeooo:rsid="0049f803" style:font-weight-asian="normal" style:font-weight-complex="normal"/>
    </style:style>
    <style:style style:name="T9" style:family="text">
      <style:text-properties fo:font-weight="normal" officeooo:rsid="0024034f" style:font-weight-asian="normal" style:font-weight-complex="normal"/>
    </style:style>
    <style:style style:name="T10" style:family="text">
      <style:text-properties fo:font-weight="normal" officeooo:rsid="0034c113" style:font-weight-asian="normal" style:font-weight-complex="normal"/>
    </style:style>
    <style:style style:name="T11" style:family="text">
      <style:text-properties fo:font-weight="normal" officeooo:rsid="00246dc2" style:font-weight-asian="normal" style:font-weight-complex="normal"/>
    </style:style>
    <style:style style:name="T12" style:family="text">
      <style:text-properties fo:font-weight="normal" officeooo:rsid="004d43f1" style:font-weight-asian="normal" style:font-weight-complex="normal"/>
    </style:style>
    <style:style style:name="T13" style:family="text">
      <style:text-properties fo:font-weight="normal" officeooo:rsid="004db58f" style:font-weight-asian="normal" style:font-weight-complex="normal"/>
    </style:style>
    <style:style style:name="T14" style:family="text">
      <style:text-properties fo:font-weight="normal" officeooo:rsid="003f93ad" style:font-weight-asian="normal" style:font-weight-complex="normal"/>
    </style:style>
    <style:style style:name="T15" style:family="text">
      <style:text-properties fo:font-weight="normal" officeooo:rsid="00414256" style:font-weight-asian="normal" style:font-weight-complex="normal"/>
    </style:style>
    <style:style style:name="T16" style:family="text">
      <style:text-properties fo:font-weight="normal" officeooo:rsid="00357c2c" style:font-weight-asian="normal" style:font-weight-complex="normal"/>
    </style:style>
    <style:style style:name="T17" style:family="text">
      <style:text-properties fo:font-weight="normal" officeooo:rsid="001c288c" style:font-weight-asian="normal" style:font-weight-complex="normal"/>
    </style:style>
    <style:style style:name="T18" style:family="text">
      <style:text-properties fo:font-weight="normal" officeooo:rsid="0036bc87" style:font-weight-asian="normal" style:font-weight-complex="normal"/>
    </style:style>
    <style:style style:name="T19" style:family="text">
      <style:text-properties fo:font-weight="normal" officeooo:rsid="00278dd6" style:font-weight-asian="normal" style:font-weight-complex="normal"/>
    </style:style>
    <style:style style:name="T20" style:family="text">
      <style:text-properties fo:font-weight="normal" officeooo:rsid="002af41d" style:font-weight-asian="normal" style:font-weight-complex="normal"/>
    </style:style>
    <style:style style:name="T21" style:family="text">
      <style:text-properties fo:font-weight="normal" officeooo:rsid="002b6155" style:font-weight-asian="normal" style:font-weight-complex="normal"/>
    </style:style>
    <style:style style:name="T22" style:family="text">
      <style:text-properties officeooo:rsid="0011e049"/>
    </style:style>
    <style:style style:name="T23" style:family="text">
      <style:text-properties officeooo:rsid="0018e359"/>
    </style:style>
    <style:style style:name="T24" style:family="text">
      <style:text-properties officeooo:rsid="00171f16"/>
    </style:style>
    <style:style style:name="T25" style:family="text">
      <style:text-properties officeooo:rsid="001b30d1"/>
    </style:style>
    <style:style style:name="T26" style:family="text">
      <style:text-properties officeooo:rsid="001c288c"/>
    </style:style>
    <style:style style:name="T27" style:family="text">
      <style:text-properties officeooo:rsid="002bb500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fo:color="#000000" style:text-underline-style="none"/>
    </style:style>
    <style:style style:name="T31" style:family="text">
      <style:text-properties fo:color="#000000" style:font-name="Consolas" fo:font-size="10pt" fo:font-weight="normal" officeooo:rsid="002973b8" style:font-size-asian="10pt" style:font-weight-asian="normal" style:font-weight-complex="normal"/>
    </style:style>
    <style:style style:name="T32" style:family="text">
      <style:text-properties fo:color="#000000" style:font-name="Consolas" fo:font-size="10pt" fo:font-weight="normal" style:font-size-asian="10pt" style:font-weight-asian="normal" style:font-weight-complex="normal"/>
    </style:style>
    <style:style style:name="T33" style:family="text">
      <style:text-properties fo:color="#000000" style:font-name="Consolas" fo:font-size="10pt" fo:font-weight="normal" officeooo:rsid="002af41d" style:font-size-asian="10pt" style:font-weight-asian="normal" style:font-weight-complex="normal"/>
    </style:style>
    <style:style style:name="T34" style:family="text">
      <style:text-properties fo:color="#000000" style:font-name="Consolas" fo:font-size="10pt" style:font-size-asian="10pt"/>
    </style:style>
    <style:style style:name="T35" style:family="text">
      <style:text-properties fo:color="#000000" style:font-name="Consolas" fo:font-size="10pt" officeooo:rsid="00374cc0" style:font-size-asian="10pt"/>
    </style:style>
    <style:style style:name="T36" style:family="text">
      <style:text-properties fo:color="#000000" style:font-name="Consolas" fo:font-size="10pt" officeooo:rsid="004338d3" style:font-size-asian="10pt"/>
    </style:style>
    <style:style style:name="T37" style:family="text">
      <style:text-properties fo:color="#000000" style:font-name="Consolas" fo:font-size="10pt" officeooo:rsid="005a8193" style:font-size-asian="10pt"/>
    </style:style>
    <style:style style:name="T38" style:family="text">
      <style:text-properties fo:color="#000000" style:font-name="Consolas" fo:font-size="10pt" officeooo:rsid="0053b4f7" style:font-size-asian="10pt"/>
    </style:style>
    <style:style style:name="T39" style:family="text">
      <style:text-properties fo:color="#000000" style:font-name="Consolas" fo:font-size="10pt" officeooo:rsid="0053b4f7" style:font-size-asian="10pt"/>
    </style:style>
    <style:style style:name="T40" style:family="text">
      <style:text-properties fo:color="#000000" style:font-name="Consolas" fo:font-size="10pt" style:font-size-asian="10pt"/>
    </style:style>
    <style:style style:name="T41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42" style:family="text">
      <style:text-properties fo:font-style="italic" style:font-style-asian="italic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officeooo:rsid="00574aec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fo:font-size="10pt" officeooo:rsid="0051f78c" style:font-size-asian="10pt" style:font-size-complex="10pt"/>
    </style:style>
    <style:style style:name="T47" style:family="text">
      <style:text-properties officeooo:rsid="0051f78c"/>
    </style:style>
    <style:style style:name="T48" style:family="text">
      <style:text-properties officeooo:rsid="001ccded"/>
    </style:style>
    <style:style style:name="T49" style:family="text">
      <style:text-properties officeooo:rsid="005f8b46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officeooo:rsid="001ea247"/>
    </style:style>
    <style:style style:name="T52" style:family="text">
      <style:text-properties officeooo:rsid="00337fed"/>
    </style:style>
    <style:style style:name="T53" style:family="text">
      <style:text-properties officeooo:rsid="001eb14b"/>
    </style:style>
    <style:style style:name="T54" style:family="text">
      <style:text-properties officeooo:rsid="00209e6b"/>
    </style:style>
    <style:style style:name="T55" style:family="text">
      <style:text-properties officeooo:rsid="0021c1ca"/>
    </style:style>
    <style:style style:name="T56" style:family="text">
      <style:text-properties officeooo:rsid="00357c2c"/>
    </style:style>
    <style:style style:name="T57" style:family="text">
      <style:text-properties fo:font-size="10.5pt" fo:font-weight="normal" officeooo:rsid="00278dd6" style:font-size-asian="10.5pt" style:font-weight-asian="normal" style:font-size-complex="10.5pt" style:font-weight-complex="normal"/>
    </style:style>
    <style:style style:name="T58" style:family="text">
      <style:text-properties fo:font-size="10.5pt" fo:font-weight="normal" officeooo:rsid="002973b8" style:font-size-asian="10.5pt" style:font-weight-asian="normal" style:font-size-complex="10.5pt" style:font-weight-complex="normal"/>
    </style:style>
    <style:style style:name="T59" style:family="text">
      <style:text-properties fo:font-size="10.5pt" fo:font-weight="bold" style:font-size-asian="10.5pt" style:font-weight-asian="bold" style:font-size-complex="10.5pt" style:font-weight-complex="bold"/>
    </style:style>
    <style:style style:name="T60" style:family="text">
      <style:text-properties fo:color="#6a3e3e" style:font-name="Consolas" fo:font-size="10pt" fo:font-weight="normal" style:font-size-asian="10pt" style:font-weight-asian="normal" style:font-weight-complex="normal"/>
    </style:style>
    <style:style style:name="T61" style:family="text">
      <style:text-properties fo:color="#6a3e3e" style:font-name="Consolas" fo:font-size="10pt" style:font-size-asian="10pt"/>
    </style:style>
    <style:style style:name="T62" style:family="text">
      <style:text-properties fo:color="#7f0055" style:font-name="Consolas" fo:font-size="10pt" fo:font-weight="normal" style:font-size-asian="10pt" style:font-weight-asian="normal" style:font-weight-complex="normal"/>
    </style:style>
    <style:style style:name="T63" style:family="text">
      <style:text-properties fo:color="#7f0055" style:font-name="Consolas" fo:font-size="10pt" fo:font-weight="bold" officeooo:rsid="00357c2c" style:font-size-asian="10pt" style:font-weight-asian="bold" style:font-weight-complex="normal"/>
    </style:style>
    <style:style style:name="T64" style:family="text">
      <style:text-properties fo:color="#7f0055" style:font-name="Consolas" fo:font-size="10pt" fo:font-weight="bold" style:font-size-asian="10pt" style:font-weight-asian="bold"/>
    </style:style>
    <style:style style:name="T65" style:family="text">
      <style:text-properties fo:color="#7f0055" style:font-name="Consolas" fo:font-size="10pt" fo:font-weight="bold" officeooo:rsid="0039259a" style:font-size-asian="10pt" style:font-weight-asian="bold"/>
    </style:style>
    <style:style style:name="T66" style:family="text">
      <style:text-properties fo:color="#7f0055" style:font-name="Consolas" fo:font-size="10pt" fo:font-weight="bold" officeooo:rsid="0039259a" style:font-size-asian="10pt" style:font-weight-asian="bold" style:font-size-complex="10.5pt" style:font-weight-complex="normal"/>
    </style:style>
    <style:style style:name="T67" style:family="text">
      <style:text-properties fo:color="#7f0055" style:font-name="Consolas" fo:font-size="10pt" style:text-underline-style="solid" style:text-underline-width="auto" style:text-underline-color="font-color" fo:font-weight="bold" officeooo:rsid="0039259a" style:font-size-asian="10pt" style:font-weight-asian="bold" style:font-size-complex="10.5pt" style:font-weight-complex="normal"/>
    </style:style>
    <style:style style:name="T68" style:family="text">
      <style:text-properties fo:color="#2a00ff" style:font-name="Consolas" fo:font-size="10pt" style:font-size-asian="10pt"/>
    </style:style>
    <style:style style:name="T69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70" style:family="text">
      <style:text-properties officeooo:rsid="005a8193"/>
    </style:style>
    <style:style style:name="T71" style:family="text">
      <style:text-properties style:font-name="Consolas" fo:font-size="10pt" officeooo:rsid="005c9f70" style:font-size-asian="10pt" style:font-size-complex="10.5pt"/>
    </style:style>
    <style:style style:name="T72" style:family="text">
      <style:text-properties style:font-name="Consolas" fo:font-size="10pt" officeooo:rsid="0039259a" style:font-size-asian="10pt" style:font-size-complex="10.5pt"/>
    </style:style>
    <style:style style:name="T73" style:family="text">
      <style:text-properties style:font-name="Consolas" fo:font-size="10pt" style:font-size-asian="10pt" style:font-size-complex="10.5pt"/>
    </style:style>
    <style:style style:name="T74" style:family="text">
      <style:text-properties style:font-name="Consolas" fo:font-size="10pt" officeooo:rsid="002af41d" style:font-size-asian="10pt" style:font-size-complex="10.5pt"/>
    </style:style>
    <style:style style:name="T75" style:family="text">
      <style:text-properties style:font-name="Consolas" fo:font-size="10pt" officeooo:rsid="002af41d" style:font-size-asian="10pt" style:font-size-complex="10.5pt"/>
    </style:style>
    <style:style style:name="T76" style:family="text">
      <style:text-properties style:font-name="Consolas" fo:font-size="10pt" officeooo:rsid="002af41d" style:font-size-asian="10pt" style:font-size-complex="10.5pt"/>
    </style:style>
    <style:style style:name="T77" style:family="text">
      <style:text-properties style:font-name="Consolas" fo:font-size="10pt" style:font-size-asian="10pt" style:font-size-complex="10.5pt"/>
    </style:style>
    <style:style style:name="T78" style:family="text">
      <style:text-properties style:font-name="Consolas" fo:font-size="10pt" style:font-size-asian="10pt" style:font-size-complex="10.5pt"/>
    </style:style>
    <style:style style:name="T79" style:family="text">
      <style:text-properties style:font-name="Consolas" fo:font-size="10pt" style:font-size-asian="10pt"/>
    </style:style>
    <style:style style:name="T80" style:family="text">
      <style:text-properties style:font-name="Consolas" fo:font-size="10pt" style:font-size-asian="10pt"/>
    </style:style>
    <style:style style:name="T81" style:family="text">
      <style:text-properties style:font-name="Consolas" fo:font-size="10pt" style:font-size-asian="10pt"/>
    </style:style>
    <style:style style:name="T82" style:family="text">
      <style:text-properties style:font-name="Consolas" fo:font-size="10pt" style:font-size-asian="10pt"/>
    </style:style>
    <style:style style:name="T83" style:family="text">
      <style:text-properties style:font-name="Consolas" fo:font-size="10pt" style:font-size-asian="10pt"/>
    </style:style>
    <style:style style:name="T84" style:family="text">
      <style:text-properties style:font-name="Consolas" fo:font-size="10pt" officeooo:rsid="0065f384" style:font-size-asian="10pt"/>
    </style:style>
    <style:style style:name="T85" style:family="text">
      <style:text-properties style:font-name="Consolas" fo:font-size="10pt" fo:font-weight="bold" officeooo:rsid="005d6d9d" style:font-size-asian="10pt" style:font-weight-asian="bold" style:font-weight-complex="bold"/>
    </style:style>
    <style:style style:name="T86" style:family="text">
      <style:text-properties style:font-name="Consolas" fo:font-size="10pt" fo:font-weight="bold" officeooo:rsid="005ebc67" style:font-size-asian="10pt" style:font-weight-asian="bold" style:font-weight-complex="bold"/>
    </style:style>
    <style:style style:name="T87" style:family="text">
      <style:text-properties style:font-name="Consolas" fo:font-size="10pt" fo:font-weight="bold" style:font-size-asian="10pt" style:font-weight-asian="bold" style:font-size-complex="10.5pt" style:font-weight-complex="bold"/>
    </style:style>
    <style:style style:name="T88" style:family="text">
      <style:text-properties fo:font-variant="normal" fo:text-transform="none" fo:color="#000000" fo:letter-spacing="normal" fo:font-style="normal" fo:font-weight="normal"/>
    </style:style>
    <style:style style:name="T89" style:family="text">
      <style:text-properties officeooo:rsid="001469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Struttura Codice</text:p>
      <text:list xml:id="list1017017972" text:style-name="L8">
        <text:list-item>
          <text:p text:style-name="P39">package</text:p>
        </text:list-item>
      </text:list>
      <text:p text:style-name="P29"><text:tab/>package slide3_1;</text:p>
      <text:list xml:id="list95141589063571" text:continue-numbering="true" text:style-name="L8">
        <text:list-item>
          <text:p text:style-name="P39">imports</text:p>
          <text:p text:style-name="P30">import java.util.<text:span text:style-name="T23">Arrays;</text:span></text:p>
        </text:list-item>
        <text:list-item>
          <text:p text:style-name="P39">classpath</text:p>
          <text:p text:style-name="P26">C:\Users\ADMIN\eclipse-workspace\Prove\src\slide3_1<text:span text:style-name="T24">\Persona</text:span></text:p>
          <text:p text:style-name="P26"/>
        </text:list-item>
      </text:list>
      <text:p text:style-name="P45">Ereditarietà</text:p>
      <text:p text:style-name="P31">public class Prova extends Prova1 { }</text:p>
      <text:p text:style-name="P31">Classe Prova padre, Prova1 figlia.</text:p>
      <text:p text:style-name="P32">La classe figlia (sottoclasse) eredita tutto il contenuto della classe padre (superclasse) e può aggiungerne altro. Serve per derivare dalla superclasse, altre sottoclassi risparmiando codice da scrivere. Si può fare override e overload dei metodi. <text:span text:style-name="T25">Non è permessa l’ereditarietà multipla: public class Prova extends Prova1, Prova1 (ERR)</text:span></text:p>
      <text:p text:style-name="P32"/>
      <text:p text:style-name="P45"><text:span text:style-name="T22">Classi, oggetti, i</text:span>nterfacce e classi astratte</text:p>
      <text:p text:style-name="P33">public class Prova() {}</text:p>
      <text:p text:style-name="P54">Prova=new Prova(parametri costruttore); </text:p>
      <text:p text:style-name="P55">Un’interfaccia viene utilizzata per fare una classificazione degli oggetti, <text:span text:style-name="T26">per un modello</text:span>. <text:span text:style-name="T25">Keyword “interface” . </text:span>Non può essere istanziata. Si utilizza la parola chiave “implements”. <text:span text:style-name="T25">Una classe può implementare più interfacce.</text:span><text:line-break/>I suoi metodi devono essere (o sono implicitamente) public static final<text:line-break/>E non devono avere implementazione (senza {} )</text:p>
      <text:p text:style-name="P57"><text:span text:style-name="T27"><text:line-break/></text:span><text:span text:style-name="T28">public</text:span><text:span text:style-name="T28"> </text:span><text:span text:style-name="T28">interface</text:span><text:span text:style-name="T28"> Prova {</text:span></text:p>
      <text:p text:style-name="P4"><text:tab/>int <text:span text:style-name="T42">VALUE</text:span> = 1;</text:p>
      <text:p text:style-name="P4"><text:tab/>void m1();</text:p>
      <text:p text:style-name="P4">}</text:p>
      <text:p text:style-name="P4"/>
      <text:p text:style-name="P4">public interface <text:span text:style-name="T43">Prova1</text:span>{</text:p>
      <text:p text:style-name="P4"><text:tab/>int <text:span text:style-name="T42">VALUE</text:span> = 2;</text:p>
      <text:p text:style-name="P4"><text:tab/>void m1();</text:p>
      <text:p text:style-name="P4">}</text:p>
      <text:p text:style-name="P4"/>
      <text:p text:style-name="P4">class Test implements Prova, Prova1{</text:p>
      <text:p text:style-name="P4"><text:tab/>public void m1()</text:p>
      <text:p text:style-name="P4"><text:tab/>{</text:p>
      <text:p text:style-name="P4"><text:tab/><text:tab/>System.<text:span text:style-name="T42">out</text:span>.println("Hello");</text:p>
      <text:p text:style-name="P4"><text:tab/><text:tab/>Test test1 = new Test();</text:p>
      <text:p text:style-name="P4"><text:tab/><text:tab/>((Prova1) test1).m1();<text:tab/><text:tab/>//<text:span text:style-name="T44">stampa “Hello”</text:span></text:p>
      <text:p text:style-name="P4"><text:tab/>}</text:p>
      <text:p text:style-name="P8">}</text:p>
      <text:p text:style-name="P58"/>
      <text:p text:style-name="P56"><text:span text:style-name="T45">public abstract class </text:span><text:span text:style-name="T46">Calc{<text:line-break/>abstract void calculate();</text:span><text:span text:style-name="T47"><text:line-break/>public static void main(String [] args)</text:span></text:p>
      <text:p text:style-name="P34">{<text:line-break/>System.out.println(“Calculating”);<text:line-break/>Calc x = null;<text:line-break/>x.calculate();<text:tab/><text:tab/></text:p>
      <text:p text:style-name="P34">}</text:p>
      <text:p text:style-name="P34"><text:soft-page-break/>}</text:p>
      <text:p text:style-name="P35"><text:line-break/>Classe astratta viene usata per rendere disponibile alle sottoclassi, del codice, delle funzioni comuni. <text:span text:style-name="T25">Denominata con la keyword “abstract”.</text:span><text:line-break/>Non può essere istanziata. Deve avere almeno un metodo astratto <text:span text:style-name="T25">per dichiararsi tale e le sottoclassi devono implementare(override) il metodo astratto.</text:span></text:p>
      <text:p text:style-name="P36"/>
      <text:p text:style-name="P45">Visibilità</text:p>
      <text:p text:style-name="P35">private-→default (o vuoto, visibile solo nel package)-→protected (package e sottoclassi)-→public <text:s/><text:tab/><text:line-break/>Dal più restrittivo.</text:p>
      <text:p text:style-name="P45">Linguaggi<text:span text:style-name="T22">o</text:span></text:p>
      <text:list xml:id="list651782396" text:style-name="L13">
        <text:list-item>
          <text:p text:style-name="P40">La Sintassi<text:tab/><text:tab/><text:tab/><text:span text:style-name="T4">int a = 5; String str = “prova”; char car = ‘b’; boolean </text:span><text:span text:style-name="T5">bool</text:span><text:span text:style-name="T4">= true;</text:span></text:p>
        </text:list-item>
        <text:list-item>
          <text:p text:style-name="P40">Controlli di Flusso</text:p>
        </text:list-item>
      </text:list>
      <text:p text:style-name="P45"><text:span text:style-name="T6"><text:tab/></text:span><text:span text:style-name="T7">boolean check</text:span><text:span text:style-name="T8">=true</text:span><text:span text:style-name="T7">;</text:span></text:p>
      <text:p text:style-name="P45"><text:span text:style-name="T6"><text:tab/>if(check == true) </text:span></text:p>
      <text:p text:style-name="P45"><text:span text:style-name="T6"><text:tab/>{<text:line-break/><text:tab/><text:tab/>System.out.println(“funziona”);<text:line-break/><text:tab/>}</text:span></text:p>
      <text:p text:style-name="P45"><text:span text:style-name="T6"/></text:p>
      <text:list xml:id="list95141939893165" text:continue-numbering="true" text:style-name="L13">
        <text:list-header>
          <text:p text:style-name="P37">for(int i=0; i&lt;10; i++){ }<text:tab/><text:tab/><text:tab/><text:span text:style-name="T48">quando sappiamo quante volte itererà</text:span></text:p>
        </text:list-header>
      </text:list>
      <text:p text:style-name="P38"><text:tab/>while (isFull) {…}<text:tab/><text:tab/><text:tab/><text:span text:style-name="T48">esce a false</text:span></text:p>
      <text:p text:style-name="P38"><text:tab/><text:span text:style-name="T48">do (….) while (y==0);<text:tab/><text:tab/><text:tab/>quando sappiamo che itererà almeno una volta</text:span></text:p>
      <text:p text:style-name="P38"><text:tab/>for(int i : Iterator/array/arrayList)<text:tab/><text:tab/><text:span text:style-name="T48">for each – quando vogliamo far scorrere tutti i valori</text:span></text:p>
      <text:p text:style-name="P38"><text:tab/><text:span text:style-name="T49">switch()<text:line-break/><text:tab/>{<text:line-break/><text:tab/><text:tab/>case 1: istruzione;<text:line-break/><text:tab/><text:tab/>case 2: istruzione;<text:line-break/><text:tab/><text:tab/>…<text:line-break/><text:tab/><text:tab/>default:<text:line-break/><text:tab/>}</text:span></text:p>
      <text:list xml:id="list95141463643565" text:continue-numbering="true" text:style-name="L13">
        <text:list-item>
          <text:p text:style-name="P27"><text:span text:style-name="T50">Array</text:span><text:tab/><text:tab/><text:tab/><text:tab/><text:tab/><text:span text:style-name="T51">int arrayProva []; int arrayProva [] = new int[]; Sequenza di <text:tab/><text:tab/><text:tab/><text:tab/><text:tab/>elementi</text:span></text:p>
        </text:list-item>
      </text:list>
      <text:p text:style-name="P28"><text:tab/><text:tab/><text:tab/><text:tab/><text:tab/><text:tab/><text:span text:style-name="T52">arrayProva = {1, 20, 304, 55};</text:span></text:p>
      <text:list xml:id="list95141777942295" text:continue-numbering="true" text:style-name="L13">
        <text:list-item>
          <text:p text:style-name="P27"><text:span text:style-name="T50">Enum</text:span><text:tab/><text:tab/><text:tab/><text:tab/><text:tab/><text:span text:style-name="T53">public enum sesso {M, F}<text:tab/>valori specifici</text:span></text:p>
        </text:list-item>
        <text:list-item>
          <text:p text:style-name="P27"><text:span text:style-name="T50">Annotations</text:span><text:tab/><text:tab/><text:tab/><text:tab/><text:span text:style-name="T54">@Override</text:span></text:p>
        </text:list-item>
      </text:list>
      <text:p text:style-name="P28"/>
      <text:p text:style-name="P28"/>
      <text:p text:style-name="P28"><text:span text:style-name="T50">La libreria Math</text:span><text:tab/><text:tab/>//<text:span text:style-name="T55">int a =Math.min(10, 5);<text:tab/><text:tab/>Math.random();<text:tab/>ritorna un double tra <text:tab/><text:tab/><text:tab/><text:tab/><text:tab/>System.out.println(a); //5<text:tab/><text:tab/>0.0 e 0.1</text:span></text:p>
      <text:p text:style-name="P28"><text:span text:style-name="T55"><text:tab/><text:tab/><text:tab/><text:tab/></text:span></text:p>
      <text:p text:style-name="P45">La classe Object<text:tab/><text:tab/><text:span text:style-name="T9">E’ la superclasse di ogni classe. Ogni classe estende Object, ereditando <text:tab/><text:tab/><text:tab/><text:tab/><text:tab/>vari metodi. <text:line-break/><text:tab/><text:tab/><text:tab/><text:tab/>Es. </text:span><text:span text:style-name="T10">public String </text:span><text:span text:style-name="T9">toString() </text:span><text:span text:style-name="T10">{return “ciao” + var+ “mondo”}</text:span><text:span text:style-name="T9">;</text:span></text:p>
      <text:p text:style-name="P45">Stringhe<text:tab/><text:tab/><text:tab/><text:span text:style-name="T9">String stringa=”ciao”;<text:tab/>String stringa = new String (“ciao”);</text:span><text:tab/></text:p>
      <text:p text:style-name="P45"><text:span text:style-name="T30">Date</text:span><text:tab/><text:tab/><text:tab/><text:tab/><text:span text:style-name="T11">LocalDate </text:span><text:span text:style-name="T12">dataCorrente = LocalDate.now(ZoneId.Of(“Europe/Paris”));<text:line-break/><text:tab/><text:tab/><text:tab/><text:tab/>System.out.print(“Data corrente in Italia: “ +dataCorrenteItalia);</text:span><text:span text:style-name="T11"><text:tab/></text:span></text:p>
      <text:p text:style-name="P45"><text:soft-page-break/><text:span text:style-name="T11"><text:tab/><text:tab/><text:tab/><text:tab/></text:span><text:span text:style-name="T13">LocalDate primoGiornoLuglio = LocalDate.of(2017, Month.July, 1);<text:line-break/><text:tab/><text:tab/><text:tab/><text:tab/>System.out.println(“Data specifica: “+primoGiornoLuglio);</text:span><text:span text:style-name="T11"><text:tab/><text:tab/><text:tab/><text:tab/></text:span></text:p>
      <text:p text:style-name="P45">Collections<text:tab/><text:tab/><text:tab/><text:span text:style-name="T11">Collection: elementi non ordinati. Non possono avere tipi primitivi</text:span></text:p>
      <text:p text:style-name="P45"><text:span text:style-name="T11"><text:tab/><text:tab/><text:tab/><text:tab/>List: ordinati, e possiamo ottenere gli elementi in base all’indice.<text:line-break/><text:tab/><text:tab/><text:tab/><text:tab/></text:span><text:span text:style-name="T7">public void prova(List lista){<text:line-break/><text:tab/><text:tab/><text:tab/><text:tab/>c.add(“uno”);<text:line-break/><text:tab/><text:tab/><text:tab/><text:tab/>c.add(“due”);<text:line-break/><text:tab/><text:tab/><text:tab/><text:tab/>c.add(“tre”);<text:line-break/><text:tab/><text:tab/><text:tab/><text:tab/>c.add(“</text:span><text:span text:style-name="T14">quattro</text:span><text:span text:style-name="T7">”);<text:line-break/><text:tab/><text:tab/><text:tab/><text:tab/></text:span><text:span text:style-name="T14">c.remove(“uno”);</text:span></text:p>
      <text:p text:style-name="P46"><text:span text:style-name="T3"><text:tab/><text:tab/><text:tab/><text:tab/>}</text:span></text:p>
      <text:p text:style-name="P45"><text:span text:style-name="T11"><text:tab/><text:tab/><text:tab/><text:tab/>Array: ordinati ed ha una capacità massima.<text:line-break/><text:tab/><text:tab/><text:tab/><text:tab/></text:span><text:span text:style-name="T15">Integer array = new Integer(10);</text:span></text:p>
      <text:p text:style-name="P45"><text:span text:style-name="T11"><text:tab/><text:tab/><text:tab/><text:tab/>Arraylist: memorizza gli elementi, e al termine della sua capacità si <text:tab/><text:tab/><text:tab/><text:tab/><text:tab/><text:tab/>ridimensiona per immagazzinarne altri<text:line-break/><text:tab/><text:tab/><text:tab/><text:tab/></text:span><text:span text:style-name="T16">List &lt;String&gt; arrListProva = new Arraylist&lt;String&gt;();<text:line-break/><text:tab/><text:tab/><text:tab/><text:tab/>arrListProva.add(“Ciao”);</text:span></text:p>
      <text:p text:style-name="P45">Iterator<text:tab/><text:tab/><text:tab/></text:p>
      <text:p text:style-name="P45">Foreach<text:tab/><text:tab/><text:tab/><text:span text:style-name="T17">for (int i : Iterator/array/arrayList) </text:span><text:span text:style-name="T16">per scorrere</text:span><text:span text:style-name="T17"> tutti i valori</text:span><text:span text:style-name="T18"> di tipo intero</text:span></text:p>
      <text:p text:style-name="P45">Generics<text:tab/><text:tab/><text:tab/><text:span text:style-name="T16">List &lt;</text:span><text:span text:style-name="T56">String</text:span><text:span text:style-name="T16">&gt; arrListProva = new Arraylist&lt;</text:span><text:span text:style-name="T56">String</text:span><text:span text:style-name="T16">&gt;();</text:span></text:p>
      <text:p text:style-name="P45">Map<text:tab/><text:tab/><text:tab/><text:tab/><text:span text:style-name="T19">elementi con una chiave ed un suo valroe. Non si possono avere due <text:tab/><text:tab/><text:tab/><text:tab/><text:tab/>elementi con lo stesso valore di chiave. Metodo put() e get(), clear()</text:span></text:p>
      <text:p text:style-name="P53"><text:span text:style-name="T57"><text:tab/><text:tab/><text:tab/><text:tab/>E</text:span><text:span text:style-name="T58">s. </text:span><text:span text:style-name="T31">HashMap&lt;String, Integer&gt; </text:span><text:span text:style-name="T60">mappa</text:span><text:span text:style-name="T32"> = </text:span><text:span text:style-name="T62">new</text:span><text:span text:style-name="T32"> HashMap&lt;String, <text:tab/><text:tab/><text:tab/><text:tab/><text:tab/>Integer&gt;();</text:span></text:p>
      <text:p text:style-name="P6"><text:span text:style-name="T34"><text:tab/><text:tab/><text:tab/><text:tab/></text:span><text:span text:style-name="T61">mappa</text:span><text:span text:style-name="T34">.put(</text:span><text:span text:style-name="T68">"Elem1"</text:span><text:span text:style-name="T34">, 1);</text:span></text:p>
      <text:p text:style-name="P6"><text:span text:style-name="T34"><text:tab/><text:tab/><text:tab/><text:tab/></text:span><text:span text:style-name="T61">mappa</text:span><text:span text:style-name="T34">.put(</text:span><text:span text:style-name="T68">"Elem2"</text:span><text:span text:style-name="T34">, 2);</text:span></text:p>
      <text:p text:style-name="P6"><text:span text:style-name="T34"><text:tab/><text:tab/><text:tab/><text:tab/></text:span><text:span text:style-name="T61">mappa</text:span><text:span text:style-name="T34">.put(</text:span><text:span text:style-name="T68">"Elem3"</text:span><text:span text:style-name="T34">, 3);</text:span></text:p>
      <text:p text:style-name="P13"><text:span text:style-name="T34"><text:tab/><text:tab/><text:tab/><text:tab/></text:span><text:span text:style-name="T61">mappa</text:span><text:span text:style-name="T34">.put(</text:span><text:span text:style-name="T68">"Elem4"</text:span><text:span text:style-name="T34">, 4);</text:span></text:p>
      <text:p text:style-name="P45">Le Eccezioni</text:p>
      <text:list xml:id="list992912483" text:style-name="L14">
        <text:list-item>
          <text:p text:style-name="P51"><text:span text:style-name="T59">La gestione degli errori<text:tab/><text:tab/>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1"><text:span text:style-name="T63">try</text:span><text:span text:style-name="T34"> </text:span></text:p>
                        </text:list-header>
                      </text:list>
                    </text:list-item>
                  </text:list>
                </text:list-item>
              </text:list>
              <text:p text:style-name="P7"><text:span text:style-name="T34"><text:tab/><text:tab/><text:tab/>{</text:span></text:p>
            </text:list-item>
          </text:list>
          <text:p text:style-name="P7"><text:span text:style-name="T34"><text:tab/><text:tab/><text:tab/><text:tab/></text:span><text:span text:style-name="T64">for</text:span><text:span text:style-name="T34">(</text:span><text:span text:style-name="T64">int</text:span><text:span text:style-name="T34"> </text:span><text:span text:style-name="T61">i</text:span><text:span text:style-name="T34">=0; </text:span><text:span text:style-name="T61">i</text:span><text:span text:style-name="T34">&lt;</text:span><text:span text:style-name="T41">arrayProva</text:span><text:span text:style-name="T34">.lenght; </text:span><text:span text:style-name="T61">i</text:span><text:span text:style-name="T34">++)</text:span></text:p>
          <text:p text:style-name="P7"><text:span text:style-name="T34"><text:tab/><text:tab/><text:tab/><text:tab/>{</text:span></text:p>
          <text:p text:style-name="P7"><text:span text:style-name="T34"><text:tab/><text:tab/><text:tab/><text:tab/><text:tab/>System.</text:span><text:span text:style-name="T69">out</text:span><text:span text:style-name="T34">.println(</text:span><text:span text:style-name="T41">arrayProva</text:span><text:span text:style-name="T34">[</text:span><text:span text:style-name="T61">i</text:span><text:span text:style-name="T34">]);</text:span></text:p>
          <text:p text:style-name="P7"><text:span text:style-name="T34"><text:tab/><text:tab/><text:tab/><text:tab/>}</text:span></text:p>
          <text:p text:style-name="P7"><text:span text:style-name="T34"><text:tab/><text:tab/><text:tab/></text:span></text:p>
          <text:p text:style-name="P7"><text:span text:style-name="T34"><text:tab/><text:tab/><text:tab/>}</text:span></text:p>
          <text:p text:style-name="P7"><text:span text:style-name="T34"><text:tab/><text:tab/><text:tab/></text:span><text:span text:style-name="T64">catch</text:span><text:span text:style-name="T34">(ArrayIndexOutOfBoundsException </text:span><text:span text:style-name="T61">exc</text:span><text:span text:style-name="T34">)</text:span></text:p>
          <text:p text:style-name="P7"><text:span text:style-name="T34"><text:tab/><text:tab/><text:tab/>{</text:span></text:p>
          <text:p text:style-name="P7"><text:span text:style-name="T34"><text:tab/><text:tab/><text:tab/><text:tab/></text:span><text:span text:style-name="T61">exc</text:span><text:span text:style-name="T34">.toString();</text:span></text:p>
          <text:p text:style-name="P7"><text:span text:style-name="T34"><text:tab/><text:tab/><text:tab/>}</text:span></text:p>
          <text:p text:style-name="P7"><text:span text:style-name="T34"><text:tab/><text:tab/><text:tab/></text:span><text:span text:style-name="T64">finally</text:span><text:span text:style-name="T34"> <text:line-break/><text:tab/><text:tab/><text:tab/></text:span><text:span text:style-name="T35">{</text:span></text:p>
          <text:p text:style-name="P7"><text:span text:style-name="T34"><text:tab/><text:tab/><text:tab/><text:tab/></text:span><text:span text:style-name="T36">System.out.println(“Esegue in ogni caso”);</text:span></text:p>
          <text:list text:continue-numbering="true">
            <text:list-header>
              <text:p text:style-name="P16"><text:span text:style-name="T34"><text:tab/><text:tab/>}</text:span></text:p>
            </text:list-header>
          </text:list>
        </text:list-item>
      </text:list>
      <text:p text:style-name="P17"><text:span text:style-name="T34"/></text:p>
      <text:p text:style-name="P17"><text:span text:style-name="T34"/></text:p>
      <text:list xml:id="list95140201030984" text:continue-numbering="true" text:style-name="L14">
        <text:list-item>
          <text:p text:style-name="P41">Checked e unchecked<text:tab/><text:tab/><text:span text:style-name="T20">checked exception sono le sottoclassi di Exception: IOException, <text:tab/><text:tab/><text:tab/><text:tab/><text:tab/>FileNotFound. Devono essere dichiarate</text:span><text:span text:style-name="T21"> (throws) </text:span><text:span text:style-name="T20">e/o gestite nel <text:tab/><text:tab/><text:tab/><text:tab/><text:tab/>metodo in cui occorrono </text:span><text:span text:style-name="T21">con un try-catch.</text:span></text:p>
        </text:list-item>
      </text:list>
      <text:p text:style-name="P49"><text:soft-page-break/><text:tab/><text:tab/><text:tab/><text:tab/><text:tab/>unchecked sono le sottoclassi di Runtime Exception: <text:tab/><text:tab/><text:tab/><text:tab/><text:tab/><text:tab/><text:tab/>illegalArgument , NullPointer, ArrayIndexOutOfBound<text:line-break/><text:tab/><text:tab/><text:tab/><text:tab/><text:tab/>Possono essere dichiarate e gestite.</text:p>
      <text:p text:style-name="P14"><text:span text:style-name="T65">CHECKED: </text:span></text:p>
      <text:p text:style-name="P14"><text:span text:style-name="T37">public class esempio{</text:span><text:span text:style-name="T65"><text:line-break/></text:span><text:span text:style-name="T38">public static void m1() throws Exception { throw new Exception();}<text:line-break/></text:span><text:span text:style-name="T65"><text:line-break/></text:span><text:span text:style-name="T34">public</text:span><text:span text:style-name="T34"> </text:span><text:span text:style-name="T38">static void main(String [] args) throws Exception{<text:line-break/><text:tab/>try{<text:line-break/><text:tab/><text:tab/>m1();<text:line-break/><text:tab/><text:tab/>System.out.println(“A”);</text:span></text:p>
      <text:p text:style-name="P15"><text:span text:style-name="T34"><text:tab/>}<text:line-break/><text:tab/>finally<text:line-break/><text:tab/>{<text:line-break/><text:tab/><text:tab/>System.out.println(“B”);<text:line-break/><text:tab/>}<text:line-break/><text:line-break/><text:tab/>System.out.println(“C”);</text:span></text:p>
      <text:p text:style-name="P50"><text:tab/>}<text:line-break/><text:span text:style-name="T70">}</text:span></text:p>
      <text:p text:style-name="P18"><text:span text:style-name="T67">UNCHECKED</text:span><text:span text:style-name="T66">: </text:span></text:p>
      <text:p text:style-name="P9"><text:span text:style-name="T71">public class </text:span><text:span text:style-name="T72">W</text:span><text:span text:style-name="T73">arningVeloxMin extends RuntimeException{..}</text:span></text:p>
      <text:p text:style-name="P10"><text:span text:style-name="T74">public</text:span><text:span text:style-name="T74"> String diminuisciVelocita(</text:span><text:span text:style-name="T74">int</text:span><text:span text:style-name="T74"> </text:span><text:span text:style-name="T74">velox</text:span><text:span text:style-name="T74">) </text:span><text:span text:style-name="T74">throws</text:span><text:span text:style-name="T74"> WarningVeloxMin</text:span><text:span text:style-name="T79">{</text:span></text:p>
      <text:p text:style-name="P5"><text:span text:style-name="T79"><text:tab/><text:tab/></text:span><text:span text:style-name="T79">if</text:span><text:span text:style-name="T79">((</text:span><text:span text:style-name="T79">velocita</text:span><text:span text:style-name="T79">-</text:span><text:span text:style-name="T79">velox</text:span><text:span text:style-name="T79">)&lt;=0)</text:span></text:p>
      <text:p text:style-name="P5"><text:span text:style-name="T79"><text:tab/><text:tab/>{</text:span></text:p>
      <text:p text:style-name="P5"><text:span text:style-name="T79"><text:tab/><text:tab/><text:tab/></text:span><text:span text:style-name="T79">throw</text:span><text:span text:style-name="T79"> </text:span><text:span text:style-name="T79">new</text:span><text:span text:style-name="T79"> WarningVeloxMin(</text:span><text:span text:style-name="T79">"Attenzione! Raggiunta velocita minima"</text:span><text:span text:style-name="T79">);</text:span></text:p>
      <text:p text:style-name="P5"><text:span text:style-name="T79"><text:tab/><text:tab/>}</text:span></text:p>
      <text:p text:style-name="P5"><text:span text:style-name="T79"><text:tab/><text:tab/></text:span><text:span text:style-name="T79">else</text:span></text:p>
      <text:p text:style-name="P5"><text:span text:style-name="T79"><text:tab/><text:tab/>{</text:span></text:p>
      <text:p text:style-name="P5"><text:span text:style-name="T79"><text:tab/><text:tab/><text:tab/></text:span><text:span text:style-name="T79">velocita</text:span><text:span text:style-name="T79">-=</text:span><text:span text:style-name="T79">velox</text:span><text:span text:style-name="T79">;</text:span></text:p>
      <text:p text:style-name="P5"><text:span text:style-name="T79"><text:tab/><text:tab/><text:tab/></text:span><text:span text:style-name="T79">return</text:span><text:span text:style-name="T79"> </text:span><text:span text:style-name="T79">"Velocita' modificata"</text:span><text:span text:style-name="T79">;</text:span></text:p>
      <text:p text:style-name="P5"><text:span text:style-name="T79"><text:tab/><text:tab/>}</text:span></text:p>
      <text:p text:style-name="P11"><text:span text:style-name="T79"><text:tab/>}</text:span></text:p>
      <text:list xml:id="list95141815566692" text:continue-numbering="true" text:style-name="L14">
        <text:list-header>
          <text:p text:style-name="P41"><text:span text:style-name="T33"/></text:p>
        </text:list-header>
      </text:list>
      <text:p text:style-name="P45"><text:line-break/></text:p>
      <text:list xml:id="list95141025705595" text:continue-numbering="true" text:style-name="L14">
        <text:list-item>
          <text:p text:style-name="P41">Eccezioni ed ereditarietà<text:tab/></text:p>
          <text:p text:style-name="P41"><text:line-break/></text:p>
        </text:list-item>
      </text:list>
      <text:p text:style-name="P12"><text:span text:style-name="T79">public</text:span><text:span text:style-name="T79"> </text:span><text:span text:style-name="T79">int</text:span><text:span text:style-name="T79"> maggiore(</text:span><text:span text:style-name="T79">int</text:span><text:span text:style-name="T79">[] </text:span><text:span text:style-name="T79">array</text:span><text:span text:style-name="T79">) </text:span><text:span text:style-name="T79">throws</text:span><text:span text:style-name="T79"> </text:span><text:span text:style-name="T85">Runtim</text:span><text:span text:style-name="T86">e</text:span><text:span text:style-name="T85">Exception</text:span></text:p>
      <text:p text:style-name="P5"><text:span text:style-name="T79"><text:tab/>{</text:span></text:p>
      <text:p text:style-name="P5"><text:span text:style-name="T79"><text:tab/><text:tab/></text:span><text:span text:style-name="T79">int</text:span><text:span text:style-name="T79"> </text:span><text:span text:style-name="T79">maxValue</text:span><text:span text:style-name="T79"> = </text:span><text:span text:style-name="T79">array</text:span><text:span text:style-name="T79">[0];</text:span></text:p>
      <text:p text:style-name="P5"><text:span text:style-name="T79"><text:tab/><text:tab/></text:span></text:p>
      <text:p text:style-name="P5"><text:span text:style-name="T79"><text:tab/><text:tab/></text:span><text:span text:style-name="T79">for</text:span><text:span text:style-name="T79">(</text:span><text:span text:style-name="T79">int</text:span><text:span text:style-name="T79"> </text:span><text:span text:style-name="T79">i</text:span><text:span text:style-name="T79">=0; </text:span><text:span text:style-name="T79">i</text:span><text:span text:style-name="T79">&lt;</text:span><text:span text:style-name="T79">array</text:span><text:span text:style-name="T79">.</text:span><text:span text:style-name="T79">length</text:span><text:span text:style-name="T79">; </text:span><text:span text:style-name="T79">i</text:span><text:span text:style-name="T79">++)</text:span></text:p>
      <text:p text:style-name="P5"><text:span text:style-name="T79"><text:tab/><text:tab/>{</text:span></text:p>
      <text:p text:style-name="P5"><text:span text:style-name="T79"><text:tab/><text:tab/><text:tab/></text:span></text:p>
      <text:p text:style-name="P5"><text:span text:style-name="T79"><text:tab/><text:tab/><text:tab/></text:span><text:span text:style-name="T79">if</text:span><text:span text:style-name="T79"> (</text:span><text:span text:style-name="T79">array</text:span><text:span text:style-name="T79">[</text:span><text:span text:style-name="T79">i</text:span><text:span text:style-name="T79">] &gt; </text:span><text:span text:style-name="T79">maxValue</text:span><text:span text:style-name="T79">)</text:span></text:p>
      <text:p text:style-name="P5"><text:span text:style-name="T79"><text:tab/><text:tab/><text:tab/>{</text:span></text:p>
      <text:p text:style-name="P5"><text:span text:style-name="T79"><text:tab/><text:tab/><text:tab/><text:tab/></text:span><text:span text:style-name="T79">maxValue</text:span><text:span text:style-name="T79">=</text:span><text:span text:style-name="T79">array</text:span><text:span text:style-name="T79">[</text:span><text:span text:style-name="T79">i</text:span><text:span text:style-name="T79">];</text:span></text:p>
      <text:p text:style-name="P5"><text:span text:style-name="T79"><text:tab/><text:tab/><text:tab/>}</text:span></text:p>
      <text:p text:style-name="P5"><text:span text:style-name="T79"><text:tab/><text:tab/><text:tab/></text:span><text:span text:style-name="T79">else</text:span></text:p>
      <text:p text:style-name="P5"><text:span text:style-name="T79"><text:tab/><text:tab/><text:tab/><text:tab/></text:span><text:span text:style-name="T79">throw</text:span><text:span text:style-name="T79"> </text:span><text:span text:style-name="T79">new</text:span><text:span text:style-name="T79"> IllegalArgumentException(</text:span><text:span text:style-name="T79">"Exc class 1"</text:span><text:span text:style-name="T79">);</text:span></text:p>
      <text:p text:style-name="P5"><text:span text:style-name="T79"><text:tab/><text:tab/>}</text:span></text:p>
      <text:p text:style-name="P5"><text:span text:style-name="T79"><text:tab/><text:tab/></text:span></text:p>
      <text:p text:style-name="P5"><text:soft-page-break/><text:span text:style-name="T79"><text:tab/><text:tab/></text:span><text:span text:style-name="T79">return</text:span><text:span text:style-name="T79"> </text:span><text:span text:style-name="T79">maxValue</text:span><text:span text:style-name="T79">;</text:span></text:p>
      <text:p text:style-name="P19"><text:span text:style-name="T79"><text:tab/>}</text:span></text:p>
      <text:p text:style-name="P10"><text:span text:style-name="T73"><text:tab/>@</text:span><text:span text:style-name="T87">Override</text:span><text:span text:style-name="T73"><text:line-break/><text:tab/></text:span><text:span text:style-name="T79">public</text:span><text:span text:style-name="T79"> </text:span><text:span text:style-name="T79">int</text:span><text:span text:style-name="T79"> maggiore(</text:span><text:span text:style-name="T79">int</text:span><text:span text:style-name="T79"> []</text:span><text:span text:style-name="T79">array</text:span><text:span text:style-name="T79">) </text:span><text:span text:style-name="T79">throws</text:span><text:span text:style-name="T79"> </text:span><text:span text:style-name="T84">IllegalArgumentException</text:span></text:p>
      <text:p text:style-name="P5"><text:span text:style-name="T79"><text:tab/>{</text:span></text:p>
      <text:p text:style-name="P5"><text:span text:style-name="T79"><text:tab/><text:tab/></text:span><text:span text:style-name="T79">int</text:span><text:span text:style-name="T79"> </text:span><text:span text:style-name="T79">maxValue</text:span><text:span text:style-name="T79"> = </text:span><text:span text:style-name="T79">array</text:span><text:span text:style-name="T79">[0];</text:span></text:p>
      <text:p text:style-name="P5"><text:span text:style-name="T79"><text:tab/><text:tab/></text:span></text:p>
      <text:p text:style-name="P5"><text:span text:style-name="T79"><text:tab/><text:tab/></text:span><text:span text:style-name="T79">for</text:span><text:span text:style-name="T79">(</text:span><text:span text:style-name="T79">int</text:span><text:span text:style-name="T79"> </text:span><text:span text:style-name="T79">i</text:span><text:span text:style-name="T79">=0; </text:span><text:span text:style-name="T79">i</text:span><text:span text:style-name="T79">&lt;</text:span><text:span text:style-name="T79">array</text:span><text:span text:style-name="T79">.</text:span><text:span text:style-name="T79">length</text:span><text:span text:style-name="T79">; </text:span><text:span text:style-name="T79">i</text:span><text:span text:style-name="T79">++)</text:span></text:p>
      <text:p text:style-name="P5"><text:span text:style-name="T79"><text:tab/><text:tab/>{</text:span></text:p>
      <text:p text:style-name="P5"><text:span text:style-name="T79"><text:tab/><text:tab/><text:tab/></text:span></text:p>
      <text:p text:style-name="P5"><text:span text:style-name="T79"><text:tab/><text:tab/><text:tab/></text:span><text:span text:style-name="T79">if</text:span><text:span text:style-name="T79"> (</text:span><text:span text:style-name="T79">array</text:span><text:span text:style-name="T79">[</text:span><text:span text:style-name="T79">i</text:span><text:span text:style-name="T79">] &gt; </text:span><text:span text:style-name="T79">maxValue</text:span><text:span text:style-name="T79">)</text:span></text:p>
      <text:p text:style-name="P5"><text:span text:style-name="T79"><text:tab/><text:tab/><text:tab/>{</text:span></text:p>
      <text:p text:style-name="P5"><text:span text:style-name="T79"><text:tab/><text:tab/><text:tab/><text:tab/></text:span><text:span text:style-name="T79">maxValue</text:span><text:span text:style-name="T79">=</text:span><text:span text:style-name="T79">array</text:span><text:span text:style-name="T79">[</text:span><text:span text:style-name="T79">i</text:span><text:span text:style-name="T79">];</text:span></text:p>
      <text:p text:style-name="P5"><text:span text:style-name="T79"><text:tab/><text:tab/><text:tab/>}</text:span></text:p>
      <text:p text:style-name="P5"><text:span text:style-name="T79"><text:tab/><text:tab/><text:tab/></text:span><text:span text:style-name="T79">else</text:span></text:p>
      <text:p text:style-name="P5"><text:span text:style-name="T79"><text:tab/><text:tab/><text:tab/><text:tab/></text:span><text:span text:style-name="T84">throw</text:span><text:span text:style-name="T79"> </text:span><text:span text:style-name="T79">new</text:span><text:span text:style-name="T79"> IllegalArgumentException(</text:span><text:span text:style-name="T79">"Exc class2"</text:span><text:span text:style-name="T79">);</text:span></text:p>
      <text:p text:style-name="P5"><text:span text:style-name="T79"><text:tab/><text:tab/>}</text:span></text:p>
      <text:p text:style-name="P5"><text:span text:style-name="T79"><text:tab/><text:tab/></text:span></text:p>
      <text:p text:style-name="P5"><text:span text:style-name="T79"><text:tab/><text:tab/></text:span><text:span text:style-name="T79">return</text:span><text:span text:style-name="T79"> </text:span><text:span text:style-name="T79">maxValue</text:span><text:span text:style-name="T79">;<text:tab/><text:tab/></text:span></text:p>
      <text:p text:style-name="P5"><text:span text:style-name="T79"><text:tab/>}</text:span></text:p>
      <text:p text:style-name="P13"><text:span text:style-name="T34"><text:tab/></text:span></text:p>
      <text:p text:style-name="P45">JavaDoc</text:p>
      <text:list xml:id="list3301754736" text:style-name="L15">
        <text:list-item>
          <text:p text:style-name="P52"><text:span text:style-name="T59">Sintassi<text:line-break/></text:span><text:span text:style-name="T88">/**<text:line-break/>*<text:line-break/>*/<text:tab/></text:span></text:p>
        </text:list-item>
        <text:list-item>
          <text:p text:style-name="P42">Esempio</text:p>
        </text:list-item>
      </text:list>
      <text:p text:style-name="P47">IO</text:p>
      <text:list xml:id="list382657535" text:style-name="L16">
        <text:list-item>
          <text:p text:style-name="P43">Stream</text:p>
        </text:list-item>
        <text:list-item>
          <text:p text:style-name="P43">Serializzazione</text:p>
        </text:list-item>
      </text:list>
      <text:p text:style-name="P48">JUNIT</text:p>
      <text:p text:style-name="P48">MAVEN</text:p>
      <text:p text:style-name="P45">JDBC</text:p>
      <text:list xml:id="list3506037111" text:style-name="L17">
        <text:list-item>
          <text:p text:style-name="P44">Usare JDBC <text:span text:style-name="T89">e </text:span>Connessione al DataBase</text:p>
        </text:list-item>
        <text:list-item>
          <text:p text:style-name="P44">Tipi di query</text:p>
        </text:list-item>
        <text:list-item>
          <text:p text:style-name="P44">ResultSet</text:p>
        </text:list-item>
        <text:list-item>
          <text:p text:style-name="P44">Eccezioni</text:p>
        </text:list-item>
        <text:list-item>
          <text:p text:style-name="P44">Tipi di da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e morlini</meta:initial-creator>
    <meta:creation-date>2018-05-24T10:45:42.509823831</meta:creation-date>
    <dc:date>2018-08-28T09:51:39.755000000</dc:date>
    <meta:editing-duration>PT1H9M38S</meta:editing-duration>
    <meta:editing-cycles>5</meta:editing-cycles>
    <meta:generator>LibreOffice/6.1.0.3$Windows_X86_64 LibreOffice_project/efb621ed25068d70781dc026f7e9c5187a4decd1</meta:generator>
    <meta:printed-by>gabriele morlini</meta:printed-by>
    <meta:print-date>2018-05-24T11:33:04.078555336</meta:print-date>
    <meta:document-statistic meta:table-count="0" meta:image-count="0" meta:object-count="0" meta:page-count="5" meta:paragraph-count="163" meta:word-count="827" meta:character-count="6301" meta:non-whitespace-character-count="5234"/>
  </office:meta>
</office:document-meta>
</file>